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'Open Sans', Arial, sans-serif, Verdana"/>
    <style:font-face style:name="Merriweather Sans" svg:font-family="'Merriweather Sans', sans-serif"/>
    <style:font-face style:name="Verdana" svg:font-family="Verdana, Geneva, Tahom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40e1a"/>
    </style:style>
    <style:style style:name="P2" style:family="paragraph" style:parent-style-name="Standard">
      <style:text-properties officeooo:rsid="00140e1a" officeooo:paragraph-rsid="00140e1a"/>
    </style:style>
    <style:style style:name="P3" style:family="paragraph" style:parent-style-name="Standard">
      <style:text-properties fo:font-weight="bold" officeooo:rsid="00140e1a" officeooo:paragraph-rsid="00140e1a" style:font-weight-asian="bold" style:font-weight-complex="bold"/>
    </style:style>
    <style:style style:name="P4" style:family="paragraph" style:parent-style-name="Standard">
      <style:text-properties style:font-name="Liberation Serif" fo:font-size="12pt" officeooo:rsid="00140e1a" officeooo:paragraph-rsid="00140e1a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140e1a"/>
    </style:style>
    <style:style style:name="P6" style:family="paragraph" style:parent-style-name="Standard">
      <style:text-properties style:font-name="Liberation Serif" fo:font-size="12pt" officeooo:rsid="00140e1a" officeooo:paragraph-rsid="00140e1a"/>
    </style:style>
    <style:style style:name="P7" style:family="paragraph" style:parent-style-name="Standard">
      <style:text-properties officeooo:rsid="001473e9" officeooo:paragraph-rsid="001473e9"/>
    </style:style>
    <style:style style:name="P8" style:family="paragraph" style:parent-style-name="Standard">
      <style:text-properties officeooo:paragraph-rsid="001473e9"/>
    </style:style>
    <style:style style:name="P9" style:family="paragraph" style:parent-style-name="Standard">
      <style:text-properties fo:color="#000000" style:font-name="Liberation Serif" fo:font-size="12pt" officeooo:rsid="001473e9" officeooo:paragraph-rsid="001473e9" style:font-size-asian="12pt" style:font-size-complex="12pt"/>
    </style:style>
    <style:style style:name="P10" style:family="paragraph" style:parent-style-name="Standard">
      <style:text-properties fo:color="#000000" style:font-name="Liberation Serif" fo:font-size="12pt" officeooo:paragraph-rsid="001473e9"/>
    </style:style>
    <style:style style:name="P11" style:family="paragraph" style:parent-style-name="Standard">
      <style:text-properties fo:color="#000000" style:font-name="Liberation Serif" fo:font-size="12pt" officeooo:rsid="001473e9" officeooo:paragraph-rsid="001473e9"/>
    </style:style>
    <style:style style:name="P12" style:family="paragraph" style:parent-style-name="Standard">
      <style:text-properties fo:color="#000000" style:font-name="Liberation Serif" fo:font-size="12pt" officeooo:rsid="0015ead3" officeooo:paragraph-rsid="0015ead3"/>
    </style:style>
    <style:style style:name="P13" style:family="paragraph" style:parent-style-name="Standard">
      <style:text-properties fo:color="#000000" style:font-name="Liberation Serif" fo:font-size="12pt" officeooo:paragraph-rsid="0015ead3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473e9" officeooo:paragraph-rsid="001473e9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40e1a" officeooo:paragraph-rsid="00140e1a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40e1a" officeooo:paragraph-rsid="00140e1a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1473e9" officeooo:paragraph-rsid="001473e9" style:font-size-asian="12pt" style:font-size-complex="12pt"/>
    </style:style>
    <style:style style:name="P18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15ead3" officeooo:paragraph-rsid="0015ead3" style:font-size-asian="12pt" style:font-size-complex="12pt"/>
    </style:style>
    <style:style style:name="P19" style:family="paragraph" style:parent-style-name="Standard">
      <style:text-properties fo:font-size="12pt" fo:font-weight="bold" officeooo:rsid="00140e1a" officeooo:paragraph-rsid="00140e1a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1795de" officeooo:paragraph-rsid="001795de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normal" officeooo:rsid="001795de" officeooo:paragraph-rsid="001795de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1473e9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1473e9" officeooo:paragraph-rsid="001473e9" style:font-size-asian="12pt" style:font-size-complex="12pt"/>
    </style:style>
    <style:style style:name="P24" style:family="paragraph" style:parent-style-name="Standard">
      <style:text-properties fo:font-size="12pt" fo:font-weight="normal" officeooo:rsid="001795de" officeooo:paragraph-rsid="001ae151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paragraph-rsid="001a1b0f"/>
    </style:style>
    <style:style style:name="P26" style:family="paragraph" style:parent-style-name="Standard">
      <style:text-properties fo:font-size="12pt" fo:font-weight="normal" officeooo:rsid="001a1b0f" officeooo:paragraph-rsid="001a1b0f"/>
    </style:style>
    <style:style style:name="P27" style:family="paragraph" style:parent-style-name="Standard">
      <style:text-properties fo:font-size="12pt" fo:font-weight="bold" officeooo:rsid="001795de" officeooo:paragraph-rsid="001795de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140e1a" officeooo:paragraph-rsid="00140e1a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style:font-name="Liberation Serif" fo:font-size="12pt" officeooo:rsid="0015ead3" officeooo:paragraph-rsid="00167da7"/>
    </style:style>
    <style:style style:name="P30" style:family="paragraph" style:parent-style-name="Standard">
      <style:text-properties fo:color="#000000" style:font-name="Liberation Serif" fo:font-size="12pt" officeooo:rsid="0015ead3" officeooo:paragraph-rsid="0015ead3"/>
    </style:style>
    <style:style style:name="P31" style:family="paragraph" style:parent-style-name="Standard">
      <style:text-properties fo:color="#000000" style:font-name="Liberation Serif" fo:font-size="12pt" officeooo:rsid="001a413a" officeooo:paragraph-rsid="001a413a"/>
    </style:style>
    <style:style style:name="P32" style:family="paragraph" style:parent-style-name="Standard">
      <style:paragraph-properties fo:text-align="center" style:justify-single-word="false"/>
      <style:text-properties fo:font-size="16pt" fo:font-weight="bold" officeooo:rsid="001ae151" officeooo:paragraph-rsid="001ae151" style:font-size-asian="16pt" style:font-weight-asian="bold" style:font-size-complex="16pt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fo:font-size="12pt" fo:font-weight="normal" officeooo:paragraph-rsid="001a1b0f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officeooo:paragraph-rsid="001a1b0f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officeooo:rsid="001a1b0f" officeooo:paragraph-rsid="001a1b0f"/>
    </style:style>
    <style:style style:name="P36" style:family="paragraph" style:parent-style-name="Text_20_body">
      <style:paragraph-properties fo:margin-top="0cm" fo:margin-bottom="0cm" style:contextual-spacing="false" fo:line-height="100%"/>
      <style:text-properties fo:color="#000000" officeooo:paragraph-rsid="001a1b0f"/>
    </style:style>
    <style:style style:name="P37" style:family="paragraph" style:parent-style-name="Text_20_body">
      <style:paragraph-properties fo:margin-top="0cm" fo:margin-bottom="0cm" style:contextual-spacing="false" fo:line-height="100%"/>
      <style:text-properties fo:color="#000000" style:font-name="Liberation Serif" fo:font-size="12pt" officeooo:paragraph-rsid="001a1b0f" style:font-size-asian="12pt" style:font-size-complex="12pt"/>
    </style:style>
    <style:style style:name="P38" style:family="paragraph" style:parent-style-name="Text_20_body">
      <style:paragraph-properties fo:margin-top="0cm" fo:margin-bottom="0cm" style:contextual-spacing="false" fo:line-height="100%"/>
      <style:text-properties fo:color="#000000" style:font-name="Liberation Serif" fo:font-size="12pt" officeooo:rsid="001a413a" officeooo:paragraph-rsid="001a413a" style:font-size-asian="12pt" style:font-size-complex="12pt"/>
    </style:style>
    <style:style style:name="T1" style:family="text">
      <style:text-properties officeooo:rsid="00140e1a"/>
    </style:style>
    <style:style style:name="T2" style:family="text">
      <style:text-properties fo:font-variant="normal" fo:text-transform="none" fo:color="#000000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letter-spacing="normal" fo:font-style="normal" fo:font-weight="normal" officeooo:rsid="00140e1a" style:font-size-asian="12pt" style:font-size-complex="12pt"/>
    </style:style>
    <style:style style:name="T4" style:family="text">
      <style:text-properties fo:font-variant="normal" fo:text-transform="none" fo:color="#000000" fo:letter-spacing="normal" fo:font-style="normal" fo:font-weight="normal" officeooo:rsid="001ae151" style:font-size-asian="12pt" style:font-size-complex="12pt"/>
    </style:style>
    <style:style style:name="T5" style:family="text">
      <style:text-properties fo:font-variant="normal" fo:text-transform="none" fo:color="#000000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140e1a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officeooo:rsid="001ae151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140e1a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1473e9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1ae151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40e1a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Merriweather Sans" fo:font-size="11.25pt" fo:letter-spacing="normal" fo:font-style="normal" fo:font-weight="normal"/>
    </style:style>
    <style:style style:name="T15" style:family="text">
      <style:text-properties fo:font-variant="normal" fo:text-transform="none" fo:color="#000000" style:font-name="Liberation Serif" fo:letter-spacing="normal" fo:font-style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Liberation Serif" fo:letter-spacing="normal" fo:font-style="normal" officeooo:rsid="001a1b0f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 fo:padding="0cm" fo:border="none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1a1b0f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letter-spacing="normal" fo:font-style="normal" fo:font-weight="normal"/>
    </style:style>
    <style:style style:name="T22" style:family="text">
      <style:text-properties fo:font-variant="normal" fo:text-transform="none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letter-spacing="normal" fo:font-style="normal" fo:font-weight="normal" officeooo:rsid="001473e9" style:font-size-asian="12pt" style:font-size-complex="12pt"/>
    </style:style>
    <style:style style:name="T24" style:family="text">
      <style:text-properties fo:font-variant="normal" fo:text-transform="none" fo:letter-spacing="normal" fo:font-style="normal" fo:font-weight="normal" officeooo:rsid="001ae151" style:font-size-asian="12pt" style:font-size-complex="12pt"/>
    </style:style>
    <style:style style:name="T25" style:family="text">
      <style:text-properties fo:font-variant="normal" fo:text-transform="none" fo:letter-spacing="normal" fo:font-style="normal" fo:font-weight="normal" officeooo:rsid="001a1b0f" style:font-weight-asian="normal" style:font-weight-complex="normal"/>
    </style:style>
    <style:style style:name="T26" style:family="text">
      <style:text-properties fo:font-variant="normal" fo:text-transform="none" fo:letter-spacing="normal" fo:font-style="normal" fo:font-weight="normal" officeooo:rsid="001a1b0f"/>
    </style:style>
    <style:style style:name="T27" style:family="text">
      <style:text-properties fo:font-variant="normal" fo:text-transform="none" fo:letter-spacing="normal" fo:font-style="normal" fo:font-weight="normal" officeooo:rsid="001a413a"/>
    </style:style>
    <style:style style:name="T28" style:family="text">
      <style:text-properties fo:font-variant="normal" fo:text-transform="none" style:use-window-font-color="true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style:use-window-font-color="true" fo:letter-spacing="normal" fo:font-style="normal" fo:font-weight="normal" officeooo:rsid="0015ead3" style:font-size-asian="12pt" style:font-size-complex="12pt"/>
    </style:style>
    <style:style style:name="T30" style:family="text">
      <style:text-properties fo:font-variant="normal" fo:text-transform="none" style:use-window-font-color="true" fo:letter-spacing="normal" fo:font-style="normal" fo:font-weight="normal" officeooo:rsid="001ae151" style:font-size-asian="12pt" style:font-size-complex="12pt"/>
    </style:style>
    <style:style style:name="T31" style:family="text">
      <style:text-properties fo:font-variant="normal" fo:text-transform="none" style:font-name="Liberation Serif" fo:font-size="12pt" fo:letter-spacing="normal" fo:font-style="normal" fo:font-weight="normal" officeooo:rsid="001a1b0f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style:font-name="Liberation Serif" fo:font-size="12pt" fo:letter-spacing="normal" fo:font-style="normal" fo:font-weight="normal" officeooo:rsid="001a1b0f" style:font-size-asian="12pt" style:font-size-complex="12pt"/>
    </style:style>
    <style:style style:name="T34" style:family="text">
      <style:text-properties officeooo:rsid="001473e9"/>
    </style:style>
    <style:style style:name="T35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36" style:family="text">
      <style:text-properties officeooo:rsid="001a1b0f" style:font-size-asian="12pt" style:font-weight-asian="normal" style:font-size-complex="12pt" style:font-weight-complex="normal"/>
    </style:style>
    <style:style style:name="T37" style:family="text">
      <style:text-properties style:font-name="Liberation Serif" officeooo:rsid="001a1b0f" style:font-size-asian="12pt" style:font-weight-asian="normal" style:font-size-complex="12pt" style:font-weight-complex="normal"/>
    </style:style>
    <style:style style:name="T3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1795de" style:font-size-asian="12pt" style:font-weight-asian="normal" style:font-size-complex="12pt" style:font-weight-complex="normal"/>
    </style:style>
    <style:style style:name="T40" style:family="text">
      <style:text-properties fo:font-size="12pt" fo:font-weight="bold" officeooo:rsid="001795de" style:font-size-asian="12pt" style:font-weight-asian="bold" style:font-size-complex="12pt" style:font-weight-complex="bold"/>
    </style:style>
    <style:style style:name="T41" style:family="text">
      <style:text-properties officeooo:rsid="001a1b0f"/>
    </style:style>
    <style:style style:name="T42" style:family="text">
      <style:text-properties officeooo:rsid="001ae151"/>
    </style:style>
    <text:list-style style:name="L1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SET-1</text:p>
      <text:p text:style-name="P20"/>
      <text:p text:style-name="P20">C language</text:p>
      <text:p text:style-name="P20"/>
      <text:p text:style-name="P25"><text:span text:style-name="T36">1</text:span><text:span text:style-name="T37">.</text:span><text:span text:style-name="T15">For a structure, if a variable behave as a pointer then from the given below operators which <text:s text:c="2"/>operator can be used to access data of the structure via the variable pointer?</text:span></text:p>
      <text:p text:style-name="P25"/>
      <text:p text:style-name="P26"><text:span text:style-name="T15">a) -.<text:tab/><text:tab/><text:tab/>b) -&gt;</text:span></text:p>
      <text:p text:style-name="P26"><text:span text:style-name="T15">c)-#<text:tab/><text:tab/><text:tab/>d)-%</text:span></text:p>
      <text:p text:style-name="P26"/>
      <text:p text:style-name="P25"><text:span text:style-name="T16">2.</text:span><text:span text:style-name="T15">What actually get pass when you pass an array as a function argument?</text:span><text:span text:style-name="T16"><text:tab/></text:span></text:p>
      <text:p text:style-name="P25"/>
      <text:p text:style-name="P25"><text:span text:style-name="T16">a)First value of elements in array<text:tab/>b)base address of the array</text:span></text:p>
      <text:p text:style-name="P25"><text:span text:style-name="T16">c)all value of element in array<text:tab/>d)address of last ement of array</text:span></text:p>
      <text:p text:style-name="P25"/>
      <text:p text:style-name="P33"><text:span text:style-name="T16">3.</text:span><text:span text:style-name="T15">Which of the following is used in mode string to open the file in binary mode?</text:span><text:span text:style-name="T16"><text:tab/></text:span></text:p>
      <text:p text:style-name="P34"/>
      <text:p text:style-name="P34"><text:span text:style-name="T41">a)-a<text:tab/><text:tab/><text:tab/>b)-B</text:span></text:p>
      <text:p text:style-name="P35">c)-b<text:tab/><text:tab/><text:tab/>d)-bin</text:p>
      <text:p text:style-name="P35"/>
      <text:p text:style-name="P34"><text:span text:style-name="T41">4.</text:span><text:span text:style-name="T18">Which of the following statement are correct?</text:span><text:span text:style-name="T38"><text:line-break/><text:line-break/></text:span><text:span text:style-name="T12">(</text:span><text:span text:style-name="T19">I</text:span><text:span text:style-name="T12">) The maximum value a variable can hold depends upon its storage class.</text:span><text:span text:style-name="T38"><text:line-break/></text:span><text:span text:style-name="T12">(</text:span><text:span text:style-name="T19">II</text:span><text:span text:style-name="T12">) By default all variables enjoy a static storage class.</text:span><text:span text:style-name="T38"><text:line-break/><text:line-break/></text:span><text:span text:style-name="T12">a) Only I is correct</text:span><text:span text:style-name="T38"><text:line-break/></text:span><text:span text:style-name="T12">b) Only II is correct</text:span><text:span text:style-name="T38"><text:line-break/></text:span><text:span text:style-name="T12">c) Both I &amp; II are correct</text:span><text:span text:style-name="T38"><text:line-break/></text:span><text:span text:style-name="T12">d) Both I &amp; II are incorrect</text:span></text:p>
      <text:p text:style-name="P34"/>
      <text:p text:style-name="P34"><text:span text:style-name="T19">5.</text:span><text:span text:style-name="T12">Comment on the following?</text:span><text:span text:style-name="T35"><text:line-break/> <text:s text:c="4"/></text:span><text:span text:style-name="T12">const int *ptr;</text:span></text:p>
      <text:p text:style-name="P34"/>
      <text:p text:style-name="P34"><text:span text:style-name="T19">a)</text:span><text:span text:style-name="T8">You cannot change the value pointed by ptr</text:span></text:p>
      <text:p text:style-name="P37"><text:span text:style-name="T25">b)</text:span><text:span text:style-name="T21">You cannot change the pointer ptr itself</text:span></text:p>
      <text:p text:style-name="P37"><text:span text:style-name="T25">c)</text:span><text:span text:style-name="T21">Both (a) and (b)</text:span></text:p>
      <text:p text:style-name="P37"><text:span text:style-name="T25">d)</text:span><text:span text:style-name="T21">You can change the pointer as well as the value pointed by it</text:span></text:p>
      <text:p text:style-name="P37"/>
      <text:p text:style-name="P36"><text:span text:style-name="T31">6.</text:span><text:span text:style-name="T32">Which of the following are C preprocessors?</text:span></text:p>
      <text:p text:style-name="P36"/>
      <text:p text:style-name="P36"><text:span text:style-name="T33">a)</text:span><text:span text:style-name="T32">#ifdef</text:span><text:span text:style-name="T33"><text:tab/><text:tab/>b)</text:span><text:span text:style-name="T32">#define</text:span></text:p>
      <text:p text:style-name="P37"><text:span text:style-name="T26">c)</text:span><text:span text:style-name="T21">#endif<text:tab/><text:tab/></text:span><text:span text:style-name="T27">d)</text:span><text:span text:style-name="T21">All of the mentioned.</text:span></text:p>
      <text:p text:style-name="P37"/>
      <text:p text:style-name="P38"><text:span text:style-name="T21">7.In the context of C data types, which of the followings is correct?</text:span></text:p>
      <text:p text:style-name="P38"/>
      <text:p text:style-name="P38"><text:span text:style-name="T21">a)“unsigned long long int” is a valid data type.</text:span></text:p>
      <text:p text:style-name="P38"><text:span text:style-name="T21">b)“long long double” is a valid data type.</text:span></text:p>
      <text:p text:style-name="P38"><text:span text:style-name="T21">c)“unsigned long double” is a valid data type.</text:span></text:p>
      <text:p text:style-name="P38"><text:span text:style-name="T21">d) A, B and C all are valid data types.</text:span></text:p>
      <text:p text:style-name="P38"><text:span text:style-name="T21">e) A, B and C all are invalid data types.</text:span></text:p>
      <text:p text:style-name="P38"><text:span text:style-name="T21"></text:span></text:p>
      <text:p text:style-name="P38"><text:span text:style-name="T21"></text:span></text:p>
      <text:p text:style-name="P38"><text:soft-page-break/><text:span text:style-name="T21"></text:span></text:p>
      <text:p text:style-name="P38"/>
      <text:p text:style-name="P38"><text:span text:style-name="T21">8.If integer needs two bytes of storage, then maximum value of an unsigned integer is</text:span></text:p>
      <text:p text:style-name="P38"><text:span text:style-name="T21"></text:span></text:p>
      <text:p text:style-name="P38"><text:span text:style-name="T21">a)2^16 – 1<text:tab/><text:tab/>b)2^15 - 1</text:span></text:p>
      <text:p text:style-name="P38"><text:span text:style-name="T21">c)2^16<text:tab/><text:tab/><text:tab/>d)2^15</text:span></text:p>
      <text:p text:style-name="P38"><text:span text:style-name="T21"></text:span></text:p>
      <text:p text:style-name="P38"><text:span text:style-name="T21"></text:span></text:p>
      <text:p text:style-name="P38"><text:span text:style-name="T21">9.Which of the following is/are true</text:span></text:p>
      <text:p text:style-name="P38"/>
      <text:p text:style-name="P38"><text:span text:style-name="T21">a) calloc() allocates the memory and also initializes the allocates memory to zero, while memory allocated using malloc() has random data.</text:span></text:p>
      <text:p text:style-name="P38"><text:span text:style-name="T21">b) malloc() and memset() can be used to get the same effect as calloc().</text:span></text:p>
      <text:p text:style-name="P38"><text:span text:style-name="T21">c) calloc() takes two arguments, but malloc takes only 1 argument.</text:span></text:p>
      <text:p text:style-name="P38"><text:span text:style-name="T21">d) Both malloc() and calloc() return ‘void *’ pointer.</text:span></text:p>
      <text:p text:style-name="P38"><text:span text:style-name="T21">e) All of the above</text:span></text:p>
      <text:p text:style-name="P38"><text:span text:style-name="T21"></text:span></text:p>
      <text:p text:style-name="P38"><text:span text:style-name="T21"></text:span></text:p>
      <text:p text:style-name="P38"><text:span text:style-name="T21">10.Which of the following is not a storage class specifier in C?</text:span></text:p>
      <text:p text:style-name="P38"/>
      <text:p text:style-name="P38"><text:span text:style-name="T21">a) auto<text:tab/><text:tab/><text:tab/>b) register</text:span></text:p>
      <text:p text:style-name="P38"><text:span text:style-name="T21">c) static<text:tab/><text:tab/>d) extern<text:tab/><text:tab/>e) volatile</text:span></text:p>
      <text:p text:style-name="P38"><text:span text:style-name="T21"></text:span></text:p>
      <text:p text:style-name="P38"><text:span text:style-name="T21"></text:span></text:p>
      <text:p text:style-name="P38"><text:span text:style-name="T21">11.In C, static storage class cannot be used with:</text:span></text:p>
      <text:p text:style-name="P38"/>
      <text:p text:style-name="P38"><text:span text:style-name="T21">a) Global variable<text:tab/>b) Function parameter</text:span></text:p>
      <text:p text:style-name="P38"><text:span text:style-name="T21">c) Function name<text:tab/>d) Local variable</text:span></text:p>
      <text:p text:style-name="P38"><text:span text:style-name="T21"></text:span></text:p>
      <text:p text:style-name="P38"><text:span text:style-name="T21"></text:span></text:p>
      <text:p text:style-name="P38"><text:span text:style-name="T21">12. Which of the following is not possible?</text:span></text:p>
      <text:p text:style-name="P38"/>
      <text:p text:style-name="P38"><text:span text:style-name="T21">a) A structure variable pointing to itself</text:span></text:p>
      <text:p text:style-name="P38"><text:span text:style-name="T21">b) A structure variable pointing to another structure variable of same type</text:span></text:p>
      <text:p text:style-name="P38"><text:span text:style-name="T21">c) 2 different type of structure variable pointing at each other.</text:span></text:p>
      <text:p text:style-name="P38"><text:span text:style-name="T21">d) None of these</text:span></text:p>
      <text:p text:style-name="P34"><text:line-break/><text:span text:style-name="T40">Find the outputs of below C codes </text:span></text:p>
      <text:p text:style-name="P21">1<text:span text:style-name="T42">3</text:span>. #include &lt;stdio.h&gt; </text:p>
      <text:p text:style-name="P21"><text:s text:c="4"/>int main() </text:p>
      <text:p text:style-name="P21"><text:s text:c="4"/>{ </text:p>
      <text:p text:style-name="P21"><text:s text:c="5"/>int a = 10; </text:p>
      <text:p text:style-name="P21"><text:s text:c="5"/>if (a == a--) </text:p>
      <text:p text:style-name="P21"><text:s text:c="8"/>printf("TRUE 1\t"); </text:p>
      <text:p text:style-name="P21"><text:s text:c="5"/>a = 10; </text:p>
      <text:p text:style-name="P21"><text:s text:c="5"/>if (a == --a) </text:p>
      <text:p text:style-name="P21"><text:s text:c="8"/>printf("TRUE 2\t"); </text:p>
      <text:p text:style-name="P21"><text:s text:c="6"/>return 0; </text:p>
      <text:p text:style-name="P21"><text:s text:c="4"/>} </text:p>
      <text:p text:style-name="P21"><text:s text:c="5"/></text:p>
      <text:p text:style-name="P24">a)TRUE1 TRUE2 <text:tab/><text:tab/>b)TRUE1 </text:p>
      <text:p text:style-name="P24">c)TRUE2 <text:tab/><text:tab/><text:tab/>d)compile error </text:p>
      <text:p text:style-name="P21"><text:soft-page-break/></text:p>
      <text:p text:style-name="P21"><text:span text:style-name="T42">14</text:span>. #include &lt;stdio.h&gt; </text:p>
      <text:p text:style-name="P21"><text:s text:c="3"/>void main() </text:p>
      <text:p text:style-name="P21"><text:s text:c="4"/>{ </text:p>
      <text:p text:style-name="P21"><text:s text:c="6"/>int x = 97; </text:p>
      <text:p text:style-name="P21"><text:s text:c="6"/>int y = sizeof(x++); </text:p>
      <text:p text:style-name="P21"><text:s text:c="6"/>printf("x is %d", x); </text:p>
      <text:p text:style-name="P21"><text:s text:c="4"/>} </text:p>
      <text:p text:style-name="P21"/>
      <text:p text:style-name="P21">a)98 <text:tab/><text:tab/><text:tab/><text:tab/>b)97 </text:p>
      <text:p text:style-name="P21">c)compiletime error <text:tab/><text:tab/>d)runtime error </text:p>
      <text:p text:style-name="P21"/>
      <text:p text:style-name="P21"/>
      <text:p text:style-name="P21"><text:span text:style-name="T42">15</text:span>. #include &lt;stdio.h&gt; </text:p>
      <text:p text:style-name="P21"><text:s text:c="3"/>int main() </text:p>
      <text:p text:style-name="P21"><text:s text:c="3"/>{ </text:p>
      <text:p text:style-name="P21"><text:s text:c="4"/>int main = 3; </text:p>
      <text:p text:style-name="P21"><text:s text:c="4"/>printf("%d", main); </text:p>
      <text:p text:style-name="P21"><text:s text:c="4"/>return 0; </text:p>
      <text:p text:style-name="P21"><text:s text:c="3"/>} </text:p>
      <text:p text:style-name="P21"/>
      <text:p text:style-name="P21">a) It will cause a compile-time error <text:tab/><text:tab/>b) It will cause a run-time error </text:p>
      <text:p text:style-name="P21">c) It will run without any error and prints 3 <text:tab/>d) It will experience infinite looping </text:p>
      <text:p text:style-name="P21"/>
      <text:p text:style-name="P21"><text:span text:style-name="T42">1</text:span>6. #include&lt;stdio.h&gt; </text:p>
      <text:p text:style-name="P21"><text:s text:c="3"/>int main() </text:p>
      <text:p text:style-name="P21"><text:s text:c="4"/>{ </text:p>
      <text:p text:style-name="P21"><text:s text:c="8"/>int x=35; </text:p>
      <text:p text:style-name="P21"><text:s text:c="8"/>printf("%d %d %d",x==35,x=50,x&gt;40); </text:p>
      <text:p text:style-name="P21"><text:s text:c="8"/>return 0; </text:p>
      <text:p text:style-name="P21"><text:s text:c="3"/>} </text:p>
      <text:p text:style-name="P21"/>
      <text:p text:style-name="P21">a) 1 50 1 <text:tab/><text:tab/><text:tab/>b) 0 50 0 </text:p>
      <text:p text:style-name="P21">c)Runtime error <text:tab/><text:tab/>d) Compile time error </text:p>
      <text:p text:style-name="P21"/>
      <text:p text:style-name="P21"/>
      <text:p text:style-name="P21"><text:span text:style-name="T42">1</text:span>7.#include &lt;stdio.h&gt; </text:p>
      <text:p text:style-name="P21"><text:s text:c="3"/>int main() </text:p>
      <text:p text:style-name="P21"><text:s text:c="2"/>{ </text:p>
      <text:p text:style-name="P21"><text:s text:c="4"/>int* ptr; </text:p>
      <text:p text:style-name="P21"><text:s text:c="4"/>*ptr = 5; </text:p>
      <text:p text:style-name="P21"><text:s text:c="4"/>printf("%d", *ptr); </text:p>
      <text:p text:style-name="P21"><text:s text:c="4"/>return 0; </text:p>
      <text:p text:style-name="P21"><text:s text:c="2"/>} </text:p>
      <text:p text:style-name="P21"/>
      <text:p text:style-name="P21">a) compilation error <text:tab/><text:tab/>b) Runtime error </text:p>
      <text:p text:style-name="P21">c)5 <text:tab/><text:tab/><text:tab/><text:tab/>d)linker error </text:p>
      <text:p text:style-name="P21"/>
      <text:p text:style-name="P21"/>
      <text:p text:style-name="P19"/>
      <text:p text:style-name="P19"/>
      <text:p text:style-name="P19"/>
      <text:p text:style-name="P19"><text:soft-page-break/>LINUX INTERNALS</text:p>
      <text:p text:style-name="P3"/>
      <text:p text:style-name="P1">1<text:span text:style-name="T42">8</text:span>.How many times printf will be executed in the below mentioned program</text:p>
      <text:p text:style-name="P1">int main(){</text:p>
      <text:p text:style-name="P1">fork(); <text:s/>fork(); <text:s/>fork();</text:p>
      <text:p text:style-name="P1">printf(“hello world\n”);</text:p>
      <text:p text:style-name="P1">}</text:p>
      <text:p text:style-name="P1"/>
      <text:p text:style-name="P2">a)12<text:tab/><text:tab/><text:tab/>b)8<text:tab/></text:p>
      <text:p text:style-name="P2">c)6<text:tab/><text:tab/><text:tab/>d)3</text:p>
      <text:p text:style-name="P2"/>
      <text:p text:style-name="P1"><text:span text:style-name="T42">19.</text:span><text:span text:style-name="T8">Multiple threads within same process may be allocated to separate</text:span></text:p>
      <text:p text:style-name="P1"/>
      <text:p text:style-name="P1"><text:span text:style-name="T9">a)</text:span><text:span text:style-name="T8">Applications<text:tab/><text:tab/></text:span><text:span text:style-name="T9">b)</text:span><text:span text:style-name="T8">Programs<text:tab/></text:span></text:p>
      <text:p text:style-name="P1"/>
      <text:p text:style-name="P1"><text:span text:style-name="T9">c)</text:span><text:span text:style-name="T8">Processors<text:tab/><text:tab/></text:span><text:span text:style-name="T9">d)</text:span><text:span text:style-name="T8">Processes</text:span></text:p>
      <text:p text:style-name="P4"/>
      <text:p text:style-name="P5"><text:span text:style-name="T4">20</text:span><text:span text:style-name="T3">.</text:span><text:span text:style-name="T5">Scheduling of threads are done by</text:span></text:p>
      <text:p text:style-name="P5"/>
      <text:p text:style-name="P5"><text:span text:style-name="T6">a)</text:span><text:span text:style-name="T2">input<text:tab/><text:tab/><text:tab/></text:span><text:span text:style-name="T3">b)</text:span><text:span text:style-name="T2">output</text:span></text:p>
      <text:p text:style-name="P5"/>
      <text:p text:style-name="P5"><text:span text:style-name="T3">c)</text:span><text:span text:style-name="T2">operating system<text:tab/></text:span><text:span text:style-name="T3">d)</text:span><text:span text:style-name="T2">memory</text:span></text:p>
      <text:p text:style-name="P6"/>
      <text:p text:style-name="P5"><text:span text:style-name="T7">21</text:span><text:span text:style-name="T6">.</text:span><text:span text:style-name="T2">A single threaded process of operating system programs has</text:span></text:p>
      <text:p text:style-name="P5"/>
      <text:p text:style-name="P5"><text:span text:style-name="T6">a)</text:span><text:span text:style-name="T2">One program counter<text:tab/></text:span><text:span text:style-name="T3">b)</text:span><text:span text:style-name="T2">Two program counters</text:span></text:p>
      <text:p text:style-name="P5"/>
      <text:p text:style-name="P5"><text:span text:style-name="T3">c)</text:span><text:span text:style-name="T2">Three program counters<text:tab/></text:span><text:span text:style-name="T3">d)</text:span><text:span text:style-name="T2">Four program counters</text:span></text:p>
      <text:p text:style-name="P5"/>
      <text:p text:style-name="P1"><text:span text:style-name="T11">22</text:span><text:span text:style-name="T9">.</text:span><text:span text:style-name="T8">All deadlocks involve conflicting needs for</text:span></text:p>
      <text:p text:style-name="P1"/>
      <text:p text:style-name="P1"><text:span text:style-name="T9">a)</text:span><text:span text:style-name="T8">Resources<text:tab/><text:tab/></text:span><text:span text:style-name="T9">b)</text:span><text:span text:style-name="T8">Users</text:span></text:p>
      <text:p text:style-name="P1"/>
      <text:p text:style-name="P1"><text:span text:style-name="T9">c)</text:span><text:span text:style-name="T8">Computers<text:tab/><text:tab/></text:span><text:span text:style-name="T9">d)</text:span><text:span text:style-name="T8">Programs</text:span></text:p>
      <text:p text:style-name="P1"/>
      <text:p text:style-name="P1"><text:span text:style-name="T11">23</text:span><text:span text:style-name="T9">.</text:span><text:span text:style-name="T8">A signal is a software mechanism that informs a</text:span></text:p>
      <text:p text:style-name="P1"/>
      <text:p text:style-name="P7"><text:span text:style-name="T13">a)</text:span><text:span text:style-name="T8">Processor<text:tab/><text:tab/></text:span><text:span text:style-name="T9">b)</text:span><text:span text:style-name="T8">User</text:span></text:p>
      <text:p text:style-name="P1"/>
      <text:p text:style-name="P1"><text:span text:style-name="T9">c)</text:span><text:span text:style-name="T8">Program<text:tab/><text:tab/></text:span><text:span text:style-name="T9">d)</text:span><text:span text:style-name="T8">Process</text:span></text:p>
      <text:p text:style-name="P1"/>
      <text:p text:style-name="P1"><text:span text:style-name="T11">24</text:span><text:span text:style-name="T9">.</text:span><text:span text:style-name="T8">When a thread needs to wait for an event it will</text:span></text:p>
      <text:p text:style-name="P1"/>
      <text:p text:style-name="P1"><text:span text:style-name="T9">a)</text:span><text:span text:style-name="T8">Block<text:tab/><text:tab/></text:span><text:span text:style-name="T9">b)</text:span><text:span text:style-name="T8">Execute</text:span></text:p>
      <text:p text:style-name="P1"/>
      <text:p text:style-name="P1"><text:span text:style-name="T9">c)</text:span><text:span text:style-name="T8">Terminate<text:tab/><text:tab/></text:span><text:span text:style-name="T9">d)</text:span><text:span text:style-name="T8">Update</text:span></text:p>
      <text:p text:style-name="P1"/>
      <text:p text:style-name="P1"><text:span text:style-name="T11">25</text:span><text:span text:style-name="T9">.</text:span><text:span text:style-name="T12">Semaphore is a/an _______ to solve the critical section problem.</text:span></text:p>
      <text:p text:style-name="P1"/>
      <text:p text:style-name="Standard">a)<text:span text:style-name="T34">hardware for a system<text:tab/>b)special program for a system</text:span></text:p>
      <text:p text:style-name="Standard"/>
      <text:p text:style-name="P7">c)integer variable<text:tab/><text:tab/>d)none of the above</text:p>
      <text:p text:style-name="P7"><text:soft-page-break/><text:span text:style-name="T42">26</text:span>.A process can be terminated due to</text:p>
      <text:p text:style-name="P7"/>
      <text:p text:style-name="P7">a)normal exit<text:tab/><text:tab/><text:tab/>b)fatal error</text:p>
      <text:p text:style-name="P7"/>
      <text:p text:style-name="P7">c)killed by another process<text:tab/>d)all of the mentioned above</text:p>
      <text:p text:style-name="P7"/>
      <text:p text:style-name="P8"><text:span text:style-name="T42">27.</text:span><text:span text:style-name="T14">I</text:span><text:span text:style-name="T8">f the semaphore value is negative :</text:span></text:p>
      <text:p text:style-name="P22"/>
      <text:p text:style-name="P22"><text:span text:style-name="T34">a)</text:span><text:span text:style-name="T8">its magnitude is the number of processes waiting on that semaphore</text:span></text:p>
      <text:p text:style-name="P23">b)it is invalid</text:p>
      <text:p text:style-name="P22"><text:span text:style-name="T10">c)</text:span><text:span text:style-name="T8">no operation can be further performed on it until the signal operation is performed on it</text:span></text:p>
      <text:p text:style-name="P14">d)none of the above</text:p>
      <text:p text:style-name="P9"/>
      <text:p text:style-name="P10"><text:span text:style-name="T24">28</text:span><text:span text:style-name="T23">.</text:span><text:span text:style-name="T28">What will happen if a non-recursive mutex is locked more than once ?</text:span></text:p>
      <text:p text:style-name="P10"/>
      <text:p text:style-name="P17">a)starvation<text:tab/><text:tab/>b)deadlock</text:p>
      <text:p text:style-name="P11"/>
      <text:p text:style-name="P17">c)aging<text:tab/><text:tab/>d)signalling</text:p>
      <text:p text:style-name="P11"/>
      <text:p text:style-name="P13"><text:span text:style-name="T30">29</text:span><text:span text:style-name="T29">.I</text:span><text:span text:style-name="T22">n priority scheduling algorithm, when a process arrives at the ready queue, its priority is compared with the priority of:</text:span></text:p>
      <text:p text:style-name="P13"/>
      <text:p text:style-name="P18">a)all process<text:tab/><text:tab/>b)currently running process</text:p>
      <text:p text:style-name="P12"/>
      <text:p text:style-name="P12">c)parent process <text:s text:c="2"/><text:tab/>d)init process</text:p>
      <text:p text:style-name="P12"/>
      <text:p text:style-name="P31"><text:span text:style-name="T42">30</text:span>.Advantage of FIFO over pipe is</text:p>
      <text:p text:style-name="P31"/>
      <text:p text:style-name="P31">a)related processes can communicate</text:p>
      <text:p text:style-name="P31">b)unrelated processes can communicate</text:p>
      <text:p text:style-name="P31">c)all of the mentioned</text:p>
      <text:p text:style-name="P31">d)none of the mentioned</text:p>
      <text:p text:style-name="P12"/>
      <text:p text:style-name="P12"/>
      <text:p text:style-name="P29"/>
      <text:p text:style-name="P15"/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'Open Sans', Arial, sans-serif, Verdana"/>
    <style:font-face style:name="Merriweather Sans" svg:font-family="'Merriweather Sans', sans-serif"/>
    <style:font-face style:name="Verdana" svg:font-family="Verdana, Geneva, Tahom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7:39:14.836006911</meta:creation-date>
    <dc:date>2019-04-24T12:13:25.468671519</dc:date>
    <meta:editing-duration>PT3M3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5" meta:paragraph-count="158" meta:word-count="862" meta:character-count="5286" meta:non-whitespace-character-count="4226"/>
  </office:meta>
</office:document-meta>
</file>